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mino piling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You are given a rectangular board of <text:span text:style-name="T2">M</text:span><text:span text:style-name="T1"> × </text:span><text:span text:style-name="T2">N</text:span> squares. Also you are given an unlimited number of standard domino pieces of <text:span text:style-name="T1">2 × 1</text:span> squares. You are allowed to rotate the pieces. You are asked to place as many dominoes as possible on the board so as to meet the following conditions:</text:p>
        <text:p text:style-name="P5">1. Each domino completely covers two squares.</text:p>
        <text:p text:style-name="P5">2. No two dominoes overlap.</text:p>
        <text:p text:style-name="P5">3. Each domino lies entirely inside the board. It is allowed to touch the edges of the board.</text:p>
        <text:p text:style-name="P5">Find the maximum number of dominoes, which can be placed under these restrictions.</text:p>
        <text:p text:style-name="P7">Input</text:p>
        <text:p text:style-name="P5">In a single line you are given two integers <text:span text:style-name="T2">M</text:span> and <text:span text:style-name="T2">N</text:span> — board sizes in squares (<text:span text:style-name="T1">1 ≤ </text:span><text:span text:style-name="T2">M</text:span><text:span text:style-name="T1"> ≤ </text:span><text:span text:style-name="T2">N</text:span><text:span text:style-name="T1"> ≤ 16</text:span>).</text:p>
        <text:p text:style-name="P7">Output</text:p>
        <text:p text:style-name="P5">Output one number — the maximal number of dominoes, which can be placed.</text:p>
        <text:p text:style-name="P6">Examples</text:p>
        <text:p text:style-name="P8">input</text:p>
        <text:section text:style-name="Sect1" text:name="id0034369703950206576">
          <text:p text:style-name="P9">Copy</text:p>
        </text:section>
        <text:p text:style-name="P1"><text:bookmark text:name="id00036703038797879284"/>2 4</text:p>
        <text:p text:style-name="P8">output</text:p>
        <text:section text:style-name="Sect1" text:name="id009356102503447636">
          <text:p text:style-name="P9">Copy</text:p>
        </text:section>
        <text:p text:style-name="P1"><text:bookmark text:name="id0010151258455389023"/>4</text:p>
        <text:p text:style-name="P8">input</text:p>
        <text:section text:style-name="Sect1" text:name="id0036210429289723156">
          <text:p text:style-name="P9">Copy</text:p>
        </text:section>
        <text:p text:style-name="P1"><text:bookmark text:name="id002691746589558168"/>3 3</text:p>
        <text:p text:style-name="P8">output</text:p>
        <text:section text:style-name="Sect1" text:name="id007851408699020166">
          <text:p text:style-name="P9">Copy</text:p>
        </text:section>
        <text:p text:style-name="P1"><text:bookmark text:name="id004343499501337529"/>4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8T07:47:39.242000000</dc:date>
    <meta:editing-duration>PT9S</meta:editing-duration>
    <meta:editing-cycles>1</meta:editing-cycles>
    <meta:document-statistic meta:table-count="0" meta:image-count="0" meta:object-count="0" meta:page-count="1" meta:paragraph-count="32" meta:word-count="169" meta:character-count="871" meta:non-whitespace-character-count="730"/>
    <meta:generator>LibreOffice/7.2.2.2$Windows_X86_64 LibreOffice_project/02b2acce88a210515b4a5bb2e46cbfb63fe97d56</meta:generator>
  </office:meta>
</office:document-meta>
</file>